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757f" officeooo:paragraph-rsid="000b757f"/>
    </style:style>
    <style:style style:name="P2" style:family="paragraph" style:parent-style-name="Standard">
      <style:text-properties officeooo:rsid="000b757f" officeooo:paragraph-rsid="00111a12"/>
    </style:style>
    <style:style style:name="P3" style:family="paragraph" style:parent-style-name="Standard">
      <style:text-properties officeooo:rsid="000bc00e" officeooo:paragraph-rsid="000bc00e"/>
    </style:style>
    <style:style style:name="P4" style:family="paragraph" style:parent-style-name="Standard">
      <style:text-properties officeooo:rsid="000bc00e" officeooo:paragraph-rsid="00105183"/>
    </style:style>
    <style:style style:name="T1" style:family="text">
      <style:text-properties officeooo:rsid="000b757f"/>
    </style:style>
    <style:style style:name="T2" style:family="text">
      <style:text-properties fo:font-style="italic" style:font-style-asian="italic" style:font-style-complex="italic"/>
    </style:style>
    <style:style style:name="T3" style:family="text">
      <style:text-properties fo:font-style="italic" officeooo:rsid="000bc00e" style:font-style-asian="italic" style:font-style-complex="italic"/>
    </style:style>
    <style:style style:name="T4" style:family="text">
      <style:text-properties fo:font-style="italic" officeooo:rsid="000d9c74" style:font-style-asian="italic" style:font-style-complex="italic"/>
    </style:style>
    <style:style style:name="T5" style:family="text">
      <style:text-properties fo:font-style="italic" officeooo:rsid="00105183"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bc00e" style:font-style-asian="normal" style:font-style-complex="normal"/>
    </style:style>
    <style:style style:name="T8" style:family="text">
      <style:text-properties fo:font-style="normal" officeooo:rsid="000d9c74" style:font-style-asian="normal" style:font-style-complex="normal"/>
    </style:style>
    <style:style style:name="T9" style:family="text">
      <style:text-properties fo:font-style="normal" officeooo:rsid="000e5ad7" style:font-style-asian="normal" style:font-style-complex="normal"/>
    </style:style>
    <style:style style:name="T10" style:family="text">
      <style:text-properties fo:font-style="normal" officeooo:rsid="00105183" style:font-style-asian="normal" style:font-style-complex="normal"/>
    </style:style>
    <style:style style:name="T11" style:family="text">
      <style:text-properties officeooo:rsid="000bc00e"/>
    </style:style>
    <style:style style:name="T12" style:family="text">
      <style:text-properties officeooo:rsid="000d9c74"/>
    </style:style>
    <style:style style:name="T13" style:family="text">
      <style:text-properties officeooo:rsid="000e5ad7"/>
    </style:style>
    <style:style style:name="T14" style:family="text">
      <style:text-properties officeooo:rsid="00105183"/>
    </style:style>
    <style:style style:name="T15" style:family="text">
      <style:text-properties officeooo:rsid="00111a12"/>
    </style:style>
    <style:style style:name="T16" style:family="text">
      <style:text-properties officeooo:rsid="00122b50"/>
    </style:style>
    <style:style style:name="T17" style:family="text">
      <style:text-properties officeooo:rsid="0012a010"/>
    </style:style>
    <style:style style:name="T18" style:family="text">
      <style:text-properties officeooo:rsid="0013ac3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duction:</text:p>
      <text:p text:style-name="P3"/>
      <text:p text:style-name="P1">Has any <text:span text:style-name="T11">paper</text:span> since 1989 cultured out the moss cyanos? Even that was a hornwort, I think. <text:span text:style-name="T11">Experimental papers typically rely on model </text:span><text:span text:style-name="T3">Nostoc</text:span><text:span text:style-name="T7"> strains ordered from culture collections, and then introduce them to novel moss hosts.</text:span></text:p>
      <text:p text:style-name="P1"/>
      <text:p text:style-name="P1">The type specimen of Desmonostoc, for instance, is a 150-year-old observation from moss. </text:p>
      <text:p text:style-name="P1"/>
      <text:p text:style-name="P1">Despite this, most studies of mosses have had to rely on culture-free methods to </text:p>
      <text:p text:style-name="P1"/>
      <text:p text:style-name="P4">The <text:span text:style-name="T12">obvious disadvantage of a culture-based approach</text:span> is that the majority of <text:span text:style-name="T2">Nostoc</text:span>-like organisms observed were not successfully axenically cultured, or even cultured at all. Cultures that were successful were extremely slow growing. However, the benefit of our approach is that for the cultures we have successful isolated we <text:span text:style-name="T13">we</text:span>re able<text:span text:style-name="T1"> t</text:span>o<text:span text:style-name="T1"> link taxonomic identity </text:span><text:span text:style-name="T13">(16S sequences)</text:span><text:span text:style-name="T1"> to </text:span><text:span text:style-name="T13">a </text:span><text:span text:style-name="T1">functional gene </text:span><text:span text:style-name="T13">(nifH)</text:span>. </text:p>
      <text:p text:style-name="P4"/>
      <text:p text:style-name="P4">This has enabled us to observe the <text:span text:style-name="T13">p</text:span><text:span text:style-name="T16">ossible</text:span><text:span text:style-name="T12"> </text:span>presence of alternate <text:span text:style-name="T12">nitrogen</text:span><text:span text:style-name="T13">a</text:span><text:span text:style-name="T12">s</text:span><text:span text:style-name="T13">es</text:span> <text:span text:style-name="T12">in 2 of our moss-associated </text:span><text:span text:style-name="T4">Nostoc-</text:span><text:span text:style-name="T8">like organisms. We speculate that in the forest environment, the availability of molybdenum is at times limiting, especially as when living away from the soil in moss </text:span><text:span text:style-name="T9">stems, </text:span><text:span text:style-name="T10">especially in canopy dwelling mosses such as the </text:span><text:span text:style-name="T5">Zygodon</text:span><text:span text:style-name="T10">-associated </text:span><text:span text:style-name="T5">Compactonostoc</text:span><text:span text:style-name="T10"> observed from a </text:span><text:span text:style-name="T5">Sorbus </text:span><text:span text:style-name="T10">sp. tree. </text:span></text:p>
      <text:p text:style-name="P1"/>
      <text:p text:style-name="P2"><text:span text:style-name="T14">Also i</text:span>ntriguing is the possibility that cyanobacteria are living endophytically within moss stems, <text:span text:style-name="T15">as was likely observed here</text:span>. <text:span text:style-name="T14">M</text:span>oss leaves are typically only one cell thick <text:span text:style-name="T14">(___</text:span><text:span text:style-name="T15">Roberts 2012 Moss Cell Walls___</text:span><text:span text:style-name="T14">)</text:span>, <text:span text:style-name="T18">probably </text:span><text:span text:style-name="T14">precluding </text:span><text:span text:style-name="T15">abundant </text:span><text:span text:style-name="T13">endophytic colonization of leaves by microbes </text:span><text:span text:style-name="T18">that is commonly</text:span><text:span text:style-name="T15"> observed </text:span><text:span text:style-name="T14">in vascular plants </text:span><text:span text:style-name="T15">(___)</text:span><text:span text:style-name="T14">. </text:span><text:span text:style-name="T15">Stems and rhizoids </text:span><text:span text:style-name="T16">of mosses are multicellular, and are known to harbor diverse endophytes </text:span><text:span text:style-name="T17">both fungal and bacterial</text:span><text:span text:style-name="T16"> (___Tveit2020Sphagnum___, ___</text:span><text:span text:style-name="T18">U’Ren2010CommAnalMossLich___</text:span><text:span text:style-name="T16">)</text:span></text:p>
      <text:p text:style-name="P1"/>
      <text:p text:style-name="P1">This represents the logical extreme of the structural hypothesis (is this ours? who else talks about this). </text:p>
      <text:p text:style-name="P1">In this hypothesis, the association between <text:span text:style-name="T2">Nostoc</text:span><text:span text:style-name="T6"> and moss host is beneficial to the microbe for structural, physically protective reasons. </text:span></text:p>
      <text:p text:style-name="P1"><text:span text:style-name="T6"/></text:p>
      <text:p text:style-name="P1"><text:span text:style-name="T6">This Mosses are typically hygroscopic, curling into </text:span></text:p>
      <text:p text:style-name="P1"/>
      <text:p text:style-name="P1"><text:s/>that the major benefit of m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28T15:07:43.802217247</meta:creation-date>
    <dc:date>2025-11-28T17:00:47.430350951</dc:date>
    <meta:editing-duration>PT11M32S</meta:editing-duration>
    <meta:editing-cycles>2</meta:editing-cycles>
    <meta:generator>LibreOffice/6.4.7.2$Linux_X86_64 LibreOffice_project/40$Build-2</meta:generator>
    <meta:document-statistic meta:table-count="0" meta:image-count="0" meta:object-count="0" meta:page-count="1" meta:paragraph-count="11" meta:word-count="306" meta:character-count="2068" meta:non-whitespace-character-count="1765"/>
  </office:meta>
</office:document-meta>
</file>